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eyenne Sans" svg:font-family="'Cheyenne 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935f4" officeooo:paragraph-rsid="001935f4"/>
    </style:style>
    <style:style style:name="P2" style:family="paragraph" style:parent-style-name="Standard">
      <style:text-properties fo:language="en" fo:country="US" officeooo:rsid="001935f4" officeooo:paragraph-rsid="001941fc"/>
    </style:style>
    <style:style style:name="P3" style:family="paragraph" style:parent-style-name="Standard" style:list-style-name="L1">
      <style:text-properties fo:language="en" fo:country="US" officeooo:rsid="001941fc" officeooo:paragraph-rsid="001941fc"/>
    </style:style>
    <style:style style:name="P4" style:family="paragraph" style:parent-style-name="Standard" style:list-style-name="L1">
      <style:text-properties fo:language="en" fo:country="US" officeooo:rsid="001bb92f" officeooo:paragraph-rsid="001bb92f"/>
    </style:style>
    <style:style style:name="P5" style:family="paragraph" style:parent-style-name="Standard">
      <style:text-properties fo:language="en" fo:country="US" officeooo:rsid="001dacc1" officeooo:paragraph-rsid="001dacc1"/>
    </style:style>
    <style:style style:name="P6" style:family="paragraph" style:parent-style-name="Standard" style:list-style-name="L2">
      <style:text-properties fo:language="en" fo:country="US" officeooo:rsid="001dacc1" officeooo:paragraph-rsid="001dacc1"/>
    </style:style>
    <style:style style:name="P7" style:family="paragraph" style:parent-style-name="Standard" style:list-style-name="L2">
      <style:text-properties fo:language="en" fo:country="US" officeooo:rsid="001f445b" officeooo:paragraph-rsid="001f445b"/>
    </style:style>
    <style:style style:name="P8" style:family="paragraph" style:parent-style-name="Standard">
      <style:text-properties fo:language="en" fo:country="US" officeooo:rsid="001f445b" officeooo:paragraph-rsid="001f445b"/>
    </style:style>
    <style:style style:name="P9" style:family="paragraph" style:parent-style-name="Standard">
      <style:text-properties fo:language="en" fo:country="US" officeooo:rsid="002088d4" officeooo:paragraph-rsid="002088d4"/>
    </style:style>
    <style:style style:name="P10" style:family="paragraph" style:parent-style-name="Standard" style:list-style-name="L3">
      <style:text-properties fo:language="en" fo:country="US" officeooo:rsid="002088d4" officeooo:paragraph-rsid="002088d4"/>
    </style:style>
    <style:style style:name="P11" style:family="paragraph" style:parent-style-name="Standard" style:list-style-name="L3">
      <style:text-properties fo:language="en" fo:country="US" officeooo:rsid="0020e6fc" officeooo:paragraph-rsid="0020e6fc"/>
    </style:style>
    <style:style style:name="P12" style:family="paragraph" style:parent-style-name="Standard">
      <style:text-properties fo:language="en" fo:country="US" officeooo:rsid="0020e6fc" officeooo:paragraph-rsid="0020e6fc"/>
    </style:style>
    <style:style style:name="P13" style:family="paragraph" style:parent-style-name="Standard">
      <style:text-properties fo:language="en" fo:country="US" officeooo:rsid="00223d9a" officeooo:paragraph-rsid="00223d9a"/>
    </style:style>
    <style:style style:name="P14" style:family="paragraph" style:parent-style-name="Standard" style:list-style-name="L5">
      <style:text-properties fo:language="en" fo:country="US" officeooo:rsid="00223d9a" officeooo:paragraph-rsid="00223d9a"/>
    </style:style>
    <style:style style:name="P15" style:family="paragraph" style:parent-style-name="Standard" style:list-style-name="L5">
      <style:text-properties fo:language="en" fo:country="US" officeooo:rsid="00230052" officeooo:paragraph-rsid="00230052"/>
    </style:style>
    <style:style style:name="P16" style:family="paragraph" style:parent-style-name="Standard">
      <style:text-properties fo:language="en" fo:country="US" officeooo:rsid="00230052" officeooo:paragraph-rsid="00230052"/>
    </style:style>
    <style:style style:name="P17" style:family="paragraph" style:parent-style-name="Standard">
      <style:text-properties fo:language="en" fo:country="US" officeooo:rsid="0023a8d2" officeooo:paragraph-rsid="0023a8d2"/>
    </style:style>
    <style:style style:name="P18" style:family="paragraph" style:parent-style-name="Standard" style:list-style-name="L5">
      <style:text-properties fo:language="en" fo:country="US" officeooo:rsid="0023a8d2" officeooo:paragraph-rsid="0023a8d2"/>
    </style:style>
    <style:style style:name="P19" style:family="paragraph" style:parent-style-name="Standard">
      <style:text-properties fo:language="en" fo:country="US" officeooo:rsid="0025aa97" officeooo:paragraph-rsid="0025aa97"/>
    </style:style>
    <style:style style:name="P20" style:family="paragraph" style:parent-style-name="Standard" style:list-style-name="L6">
      <style:text-properties fo:language="en" fo:country="US" officeooo:rsid="0025fbbd" officeooo:paragraph-rsid="0025fbbd"/>
    </style:style>
    <style:style style:name="P21" style:family="paragraph" style:parent-style-name="Standard" style:list-style-name="L6">
      <style:text-properties fo:language="en" fo:country="US" officeooo:rsid="0026185c" officeooo:paragraph-rsid="0026185c"/>
    </style:style>
    <style:style style:name="P22" style:family="paragraph" style:parent-style-name="Standard" style:list-style-name="L6">
      <style:text-properties fo:language="en" fo:country="US" officeooo:rsid="00277b28" officeooo:paragraph-rsid="00277b28"/>
    </style:style>
    <style:style style:name="T1" style:family="text">
      <style:text-properties officeooo:rsid="001941fc"/>
    </style:style>
    <style:style style:name="T2" style:family="text">
      <style:text-properties officeooo:rsid="001a5428"/>
    </style:style>
    <style:style style:name="T3" style:family="text">
      <style:text-properties officeooo:rsid="001f445b"/>
    </style:style>
    <style:style style:name="T4" style:family="text">
      <style:text-properties style:text-position="super 58%" officeooo:rsid="001f445b"/>
    </style:style>
    <style:style style:name="T5" style:family="text">
      <style:text-properties officeooo:rsid="0023a8d2"/>
    </style:style>
    <style:style style:name="T6" style:family="text">
      <style:text-properties officeooo:rsid="0023bc4a"/>
    </style:style>
    <style:style style:name="T7" style:family="text">
      <style:text-properties officeooo:rsid="0023f4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ave and Flux</text:p>
      <text:p text:style-name="P1"/>
      <text:p text:style-name="P1">Background:</text:p>
      <text:p text:style-name="P1"/>
      <text:p text:style-name="P2">Terraform is great for setting up infrastructure, but sub-optimal for <text:span text:style-name="T1">dealing with Kubernetes based resources - a GitOps based solution is recommended instead for handling these. </text:span></text:p>
      <text:p text:style-name="P2"/>
      <text:p text:style-name="P2"><text:span text:style-name="T1">ArgoCD and Flux are the most common solutions; Flux has been chosen for Agave based on the following:</text:span></text:p>
      <text:list text:style-name="L1">
        <text:list-item>
          <text:p text:style-name="P3">Body Worn are already using Flux and can contribute with their knowledge</text:p>
        </text:list-item>
        <text:list-item>
          <text:p text:style-name="P3">Flux <text:span text:style-name="T2">is light weight, command line focused and supposed to be simpler to integrate with Kubernetes and other components, while ArgoCD is focused on a GUI, takes more work to get up and running + requires more maintenance</text:span></text:p>
        </text:list-item>
        <text:list-item>
          <text:p text:style-name="P4">Body Worn’s experience means we can get up and running relatively quickly</text:p>
        </text:list-item>
      </text:list>
      <text:p text:style-name="P5"/>
      <text:p text:style-name="P5">Other comments</text:p>
      <text:p text:style-name="P5"/>
      <text:list text:style-name="L2">
        <text:list-item>
          <text:p text:style-name="P6">Flux is now a CNCF Graduated project, which means it is stable and suitable for production (there were doubts about its future a year ago when the original developer Weaveworks went out of business)</text:p>
        </text:list-item>
        <text:list-item>
          <text:p text:style-name="P6">The Flux Kubernetes Operator was released in October 2024 and is <text:span text:style-name="T3">the</text:span> recommended <text:span text:style-name="T3">solution for multi-tenancy; while the current version of Flux - 2.5 - was released February 20</text:span><text:span text:style-name="T4">th</text:span></text:p>
        </text:list-item>
        <text:list-item>
          <text:p text:style-name="P7">The documentation is a little sparse, possibly because of the above, but after looking at example code and digging through various discussion threads I got a multi-tenancy scenario to work in an isolated lab environment</text:p>
        </text:list-item>
      </text:list>
      <text:p text:style-name="P8"/>
      <text:p text:style-name="P8">Basic Flux operator multi-tenancy structure</text:p>
      <text:p text:style-name="P8"/>
      <text:p text:style-name="P9">This is the stack I ended up with in my lab cluster. It is fairly simple and skips the more advanced configurations, but it worked with a multi-tenancy deployment</text:p>
      <text:p text:style-name="P8"/>
      <text:p text:style-name="P9">Three levels</text:p>
      <text:list text:style-name="L3">
        <text:list-item>
          <text:p text:style-name="P10">Operator and controller pods</text:p>
          <text:list>
            <text:list-item>
              <text:p text:style-name="P10">One set for the cluster</text:p>
            </text:list-item>
            <text:list-item>
              <text:p text:style-name="P10">Agave scope</text:p>
            </text:list-item>
          </text:list>
        </text:list-item>
        <text:list-item>
          <text:p text:style-name="P10">Tenant (to use the Flux term)</text:p>
          <text:list>
            <text:list-item>
              <text:p text:style-name="P10">One per product team</text:p>
            </text:list-item>
            <text:list-item>
              <text:p text:style-name="P11">Namespaces</text:p>
            </text:list-item>
            <text:list-item>
              <text:p text:style-name="P10">Service account, role binding and a couple of secrets</text:p>
            </text:list-item>
            <text:list-item>
              <text:p text:style-name="P11">Agave scope</text:p>
            </text:list-item>
          </text:list>
        </text:list-item>
        <text:list-item>
          <text:p text:style-name="P10">Sync or Kustomization (Flux documentation uses both terms)</text:p>
          <text:list>
            <text:list-item>
              <text:p text:style-name="P10">A couple of Flux resource objects that link the above service account with a repository. I used git, but Flux supports oci and bucket repos as well</text:p>
            </text:list-item>
            <text:list-item>
              <text:p text:style-name="P11">Possibly could be owned by the product team? Needs to be discussed</text:p>
            </text:list-item>
          </text:list>
        </text:list-item>
      </text:list>
      <text:p text:style-name="P12"/>
      <text:p text:style-name="P13">Proof of concept</text:p>
      <text:list text:style-name="L5">
        <text:list-item>
          <text:p text:style-name="P14"><text:soft-page-break/>Mostly done using a Kind cluster with three nodes and repositories on my own GitHub account, but the operator and controller pods have been installed on the newer Agave cluster to verify that they could be installed in the correct node pool</text:p>
        </text:list-item>
        <text:list-item>
          <text:p text:style-name="P15">The multi-tenancy scenario consisted of one tenant (‘dev’) with its one namespace, own repository, own tenant and own sync and a second tenant also with one repository and one tenant, but two namespaces <text:span text:style-name="T5">(‘stage’ and ‘prod’) </text:span>and two syncs configured to reconcile with different folders in the repository</text:p>
        </text:list-item>
        <text:list-item>
          <text:p text:style-name="P18">In both cases sync was set up to check for changes every 60 seconds; in a non-lab environment checking would be carried out less often, but a webhook would be set up to trigger reconciliation when a change is checked in</text:p>
        </text:list-item>
      </text:list>
      <text:p text:style-name="P16"/>
      <text:p text:style-name="P17">A couple of simple deployments were used for the testing; in both cases changes checked in to the Git repos were deployed within a couple of minute<text:span text:style-name="T6">s. Changes </text:span><text:span text:style-name="T7">could only be deployed</text:span><text:span text:style-name="T6"> in the correct namespaces for the tenants, which is correct behaviour for multi-tenancy.</text:span></text:p>
      <text:p text:style-name="P17"/>
      <text:p text:style-name="P19">Things to be checked up on (will be more; these are just the ones I have found so far)</text:p>
      <text:p text:style-name="P19"/>
      <text:list text:style-name="L6">
        <text:list-item>
          <text:p text:style-name="P20">Logging of deployment errors - haven’t found these yet - might need to be enabled</text:p>
        </text:list-item>
        <text:list-item>
          <text:p text:style-name="P21">PoC uses GitHub and simple access tokens; for Agave we need to look at things like GitHub apps, OCI registries and AWS ECR to find a better alternative. Using AWS ECR repos would for example mean one less dependency</text:p>
        </text:list-item>
        <text:list-item>
          <text:p text:style-name="P22">Removal of resources - removing a manifest from a repo does not result in the equivalent of a kubectl delete -f manifest.yaml. Makes sense, but that action probably will be needed at some point</text:p>
        </text:list-item>
      </text:list>
      <text:p text:style-name="P19"/>
      <text:p text:style-name="P17"/>
      <text:p text:style-name="P17"/>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eyenne Sans" svg:font-family="'Cheyenne 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heyenne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Cheyenne Sans"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heyenne Sans" fo:font-family="'Cheyenne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heyenne Sans" fo:font-family="'Cheyenne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heyenne Sans" fo:font-family="'Cheyenne Sans'" style:font-family-generic="swis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4:21:51.884299672</meta:creation-date>
    <meta:generator>LibreOffice/24.2.7.2$Linux_X86_64 LibreOffice_project/420$Build-2</meta:generator>
    <dc:date>2025-03-19T07:21:36.705304433</dc:date>
    <meta:editing-duration>PT16H4M46S</meta:editing-duration>
    <meta:editing-cycles>14</meta:editing-cycles>
    <meta:document-statistic meta:table-count="0" meta:image-count="0" meta:object-count="0" meta:page-count="2" meta:paragraph-count="34" meta:word-count="635" meta:character-count="3595" meta:non-whitespace-character-count="3016"/>
  </office:meta>
</office:document-meta>
</file>